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68956FEF02.jpg" manifest:media-type="image/jpeg"/>
  <manifest:file-entry manifest:full-path="Pictures/1000020100000052000000301CA8F71F.png" manifest:media-type="image/png"/>
  <manifest:file-entry manifest:full-path="Pictures/100002010000006C0000006C09FC3A47.png" manifest:media-type="image/png"/>
  <manifest:file-entry manifest:full-path="Pictures/100009F20000132F00000B066E82176C.svg" manifest:media-type="image/svg+xml"/>
  <manifest:file-entry manifest:full-path="Pictures/1000000000000400000002F58E6EDC68.jpg" manifest:media-type="image/jpeg"/>
  <manifest:file-entry manifest:full-path="Pictures/1000020100000196000001D66E06B087.png" manifest:media-type="image/png"/>
  <manifest:file-entry manifest:full-path="Pictures/100000000000028000000160D02E1D16.jpg" manifest:media-type="image/jpeg"/>
  <manifest:file-entry manifest:full-path="Pictures/10000000000001E00000015DB26C8106.jpg" manifest:media-type="image/jpeg"/>
  <manifest:file-entry manifest:full-path="Pictures/10001F1300000B2200000B22FADBF47D.svg" manifest:media-type="image/svg+xml"/>
  <manifest:file-entry manifest:full-path="Pictures/10000201000000BA0000006B09C97B22.png" manifest:media-type="image/png"/>
  <manifest:file-entry manifest:full-path="Pictures/10000000000002580000027FC969D661.jpg" manifest:media-type="image/jpeg"/>
  <manifest:file-entry manifest:full-path="Pictures/100002E200000887000004FF98900CBD.svg" manifest:media-type="image/svg+xml"/>
  <manifest:file-entry manifest:full-path="Pictures/1000000000000400000003005CFE816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icty" svg:font-family="Ricty" style:font-pitch="variable"/>
    <style:font-face style:name="TakaoPGothic1" svg:font-family="TakaoPGothic" style:font-pitch="variable"/>
    <style:font-face style:name="はんなり明朝" svg:font-family="はんなり明朝" style:font-pitch="variable"/>
    <style:font-face style:name="梅ゴシック" svg:font-family="梅ゴシック" style:font-pitch="variable"/>
    <style:font-face style:name="梅ゴシックS5" svg:font-family="梅ゴシックS5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parabora2-subtitle">
      <style:graphic-properties draw:fill-color="#ffffff" draw:auto-grow-height="true" fo:min-height="16.255cm"/>
    </style:style>
    <style:style style:name="pr2" style:family="presentation" style:parent-style-name="parabora2-notes">
      <style:graphic-properties draw:fill-color="#ffffff" draw:auto-grow-height="true" fo:min-height="11.43cm"/>
    </style:style>
    <style:style style:name="pr3" style:family="presentation" style:parent-style-name="parabora2-title">
      <style:graphic-properties fo:min-height="1.363cm"/>
    </style:style>
    <style:style style:name="pr4" style:family="presentation" style:parent-style-name="parabora2-subtitle">
      <style:graphic-properties draw:fill-color="#ffffff" draw:textarea-vertical-align="top" fo:min-height="16cm"/>
    </style:style>
    <style:style style:name="pr5" style:family="presentation" style:parent-style-name="parabora2-title">
      <style:graphic-properties fo:min-height="1.571cm"/>
    </style:style>
    <style:style style:name="pr6" style:family="presentation" style:parent-style-name="parabora2-title">
      <style:graphic-properties fo:min-height="2.963cm"/>
    </style:style>
    <style:style style:name="pr7" style:family="presentation" style:parent-style-name="parabora2-outline1">
      <style:graphic-properties fo:min-height="11.929cm"/>
    </style:style>
    <style:style style:name="pr8" style:family="presentation" style:parent-style-name="parabora2-title">
      <style:graphic-properties fo:min-height="2.763cm"/>
    </style:style>
    <style:style style:name="pr9" style:family="presentation" style:parent-style-name="parabora2-title">
      <style:graphic-properties fo:min-height="1.163cm"/>
    </style:style>
    <style:style style:name="pr10" style:family="presentation" style:parent-style-name="parabora2-title">
      <style:graphic-properties draw:auto-grow-height="true" fo:min-height="2.915cm"/>
    </style:style>
    <style:style style:name="pr11" style:family="presentation" style:parent-style-name="parabora2-subtitle">
      <style:graphic-properties draw:fill-color="#ffffff" draw:auto-grow-height="true" fo:min-height="12.179cm"/>
    </style:style>
    <style:style style:name="pr12" style:family="presentation" style:parent-style-name="parabora2-title">
      <style:graphic-properties fo:min-height="2.543cm"/>
    </style:style>
    <style:style style:name="pr13" style:family="presentation" style:parent-style-name="parabora2-title">
      <style:graphic-properties fo:min-height="1.763cm"/>
    </style:style>
    <style:style style:name="pr14" style:family="presentation" style:parent-style-name="parabora2-title">
      <style:graphic-properties fo:min-height="3.506cm"/>
    </style:style>
    <style:style style:name="pr15" style:family="presentation" style:parent-style-name="parabora2-subtitle">
      <style:graphic-properties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style:font-size-asian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はんなり明朝" style:font-name-asian="はんなり明朝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/>
      <style:text-properties style:font-name="梅ゴシック" style:font-name-asian="梅ゴシック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text-properties style:font-name="はんなり明朝" fo:font-size="40pt" style:font-name-asian="はんなり明朝" style:font-size-asian="40pt" style:font-size-complex="40pt"/>
    </style:style>
    <style:style style:name="P10" style:family="paragraph">
      <style:paragraph-properties fo:text-align="start"/>
      <style:text-properties style:font-name="はんなり明朝" fo:font-size="40pt" style:font-name-asian="はんなり明朝" style:font-size-asian="40pt" style:font-size-complex="40pt"/>
    </style:style>
    <style:style style:name="P11" style:family="paragraph">
      <style:text-properties style:font-name="梅ゴシック" fo:font-size="32pt" style:font-name-asian="梅ゴシック" style:font-size-asian="32pt" style:font-size-complex="32pt"/>
    </style:style>
    <style:style style:name="P12" style:family="paragraph">
      <style:text-properties style:font-name="はんなり明朝" style:font-name-asian="はんなり明朝"/>
    </style:style>
    <style:style style:name="P13" style:family="paragraph">
      <style:text-properties style:font-name="梅ゴシック" style:font-name-asian="梅ゴシック"/>
    </style:style>
    <style:style style:name="P14" style:family="paragraph">
      <style:paragraph-properties fo:text-align="start"/>
      <style:text-properties style:font-name="Ricty" fo:font-size="40pt" style:font-size-asian="40pt" style:font-size-complex="40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font-name="Ricty" fo:font-size="40pt" style:font-name-asian="Ricty" style:font-size-asian="40pt" style:font-size-complex="40pt"/>
    </style:style>
    <style:style style:name="T2" style:family="text">
      <style:text-properties style:font-name="梅ゴシック" style:font-name-asian="梅ゴシック"/>
    </style:style>
    <style:style style:name="T3" style:family="text">
      <style:text-properties style:font-name="はんなり明朝" style:font-name-asian="はんなり明朝"/>
    </style:style>
    <style:style style:name="T4" style:family="text">
      <style:text-properties style:font-name="梅ゴシック" fo:font-size="28pt" style:font-name-asian="梅ゴシック" style:font-size-asian="28pt" style:font-size-complex="28pt"/>
    </style:style>
    <style:style style:name="T5" style:family="text">
      <style:text-properties style:font-name="梅ゴシックS5" fo:font-size="28pt" style:font-name-asian="梅ゴシックS5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はんなり明朝" fo:font-size="40pt" style:font-name-asian="はんなり明朝" style:font-size-asian="40pt" style:font-size-complex="40pt"/>
    </style:style>
    <style:style style:name="T8" style:family="text">
      <style:text-properties style:font-name="梅ゴシック" fo:font-size="32pt" style:font-name-asian="梅ゴシック" style:font-size-asian="32pt" style:font-size-complex="32pt"/>
    </style:style>
    <style:style style:name="T9" style:family="text">
      <style:text-properties fo:color="#ff3333" style:font-name="梅ゴシック" fo:font-size="32pt" style:font-name-asian="梅ゴシック" style:font-size-asian="32pt" style:font-size-complex="32pt"/>
    </style:style>
    <style:style style:name="T10" style:family="text">
      <style:text-properties style:font-name="Ricty" fo:font-size="40pt" style:font-size-asian="40pt" style:font-size-complex="4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1c1c1c" style:font-name="梅ゴシック" fo:font-size="32pt" style:font-name-asian="梅ゴシック" style:font-size-asian="32pt" style:font-size-complex="32pt"/>
    </style:style>
    <style:style style:name="T14" style:family="text">
      <style:text-properties fo:color="#666666" style:font-name="梅ゴシック" fo:font-size="32pt" style:font-name-asian="梅ゴシック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font-name="Ricty" fo:font-size="32pt" style:font-name-asian="Ricty" style:font-size-asian="32pt" style:font-size-complex="32pt"/>
    </style:style>
    <style:style style:name="T17" style:family="text">
      <style:text-properties style:font-name="梅ゴシック" fo:font-size="26pt" style:font-name-asian="梅ゴシック" style:font-size-asian="26pt" style:font-size-complex="26pt"/>
    </style:style>
    <style:style style:name="T18" style:family="text">
      <style:text-properties fo:color="#1c1c1c" style:font-name="梅ゴシック" fo:font-size="26pt" style:font-name-asian="梅ゴシック" style:font-size-asian="26pt" style:font-size-complex="26pt"/>
    </style:style>
    <style:style style:name="T19" style:family="text">
      <style:text-properties fo:color="#1c1c1c" style:font-name="梅ゴシック" fo:font-size="28pt" style:font-name-asian="梅ゴシック" style:font-size-asian="28pt" style:font-size-complex="2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rabora2" presentation:presentation-page-layout-name="AL1T32">
        <draw:frame presentation:style-name="pr1" draw:layer="layout" svg:width="25.199cm" svg:height="18.322cm" svg:x="1.601cm" svg:y="1.167cm" presentation:class="subtitle" presentation:user-transformed="true">
          <draw:text-box>
            <text:p text:style-name="P1"><text:span text:style-name="T1">i1i2i3</text:span><text:span text:style-name="T1">実験</text:span></text:p>
            <text:p><text:span text:style-name="T1"/></text:p>
            <text:p/>
            <text:p/>
            <text:p/>
            <text:p/>
            <text:p/>
            <text:p/>
            <text:p/>
            <text:p>　　　　　　　　　　　　　　　　　　第28班A</text:p>
            <text:p text:style-name="P2"><text:span text:style-name="T2">03-160441 </text:span><text:span text:style-name="T2">土屋潤一郎　</text:span></text:p>
            <text:p text:style-name="P2"><text:span text:style-name="T2">03-160471</text:span><text:span text:style-name="T2">　 井上友貴　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1" draw:layer="layout" svg:width="12.12cm" svg:height="12.91cm" svg:x="1.6cm" svg:y="6.6cm">
          <draw:image xlink:href="Pictures/10000000000002580000027FC969D661.jpg" xlink:type="simple" xlink:show="embed" xlink:actuate="onLoad">
            <text:p/>
          </draw:image>
        </draw:frame>
        <draw:custom-shape draw:style-name="gr2" draw:text-style-name="P1" draw:layer="layout" svg:width="9.8cm" svg:height="1.8cm" svg:x="15.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6cm" svg:height="2cm" svg:x="15cm" svg:y="17.4cm">
          <text:p text:style-name="P1">←昨夜の発表者二名の様子（イメージ）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rabora2" presentation:presentation-page-layout-name="AL2T0">
        <draw:frame presentation:style-name="pr3" draw:text-style-name="P5" draw:layer="layout" svg:width="25.199cm" svg:height="1.623cm" svg:x="1.4cm" svg:y="0.577cm" presentation:class="title" presentation:user-transformed="true">
          <draw:text-box>
            <text:p text:style-name="P4"><text:span text:style-name="T3">もくひょう</text:span></text:p>
          </draw:text-box>
        </draw:frame>
        <draw:frame presentation:style-name="pr4" draw:text-style-name="P7" draw:layer="layout" svg:width="27.199cm" svg:height="17.431cm" svg:x="0.401cm" svg:y="2.169cm" presentation:class="subtitle" presentation:user-transformed="true">
          <draw:text-box>
            <text:p text:style-name="P4"><text:span text:style-name="T2">・</text:span><text:span text:style-name="T4">最低限、通話したい</text:span></text:p>
            <text:p text:style-name="P4"><text:span text:style-name="T2"/></text:p>
            <text:p text:style-name="P6"><text:span text:style-name="T2">・</text:span><text:span text:style-name="T4">電話をしながら、ファイルの送受信、チャットをしたい</text:span><text:span text:style-name="T4">!</text:span></text:p>
            <text:p text:style-name="P6"><text:span text:style-name="T2"/></text:p>
            <text:p text:style-name="P6"><text:span text:style-name="T2">・</text:span><text:span text:style-name="T4">もちろん、色々なことが簡単便利に出来たほうがいい</text:span></text:p>
            <text:p text:style-name="P6"><text:span text:style-name="T2"/></text:p>
            <text:p text:style-name="P6"><text:span text:style-name="T5"><text:tab/></text:span><text:span text:style-name="T5">BUT</text:span></text:p>
            <text:p text:style-name="P6"><text:span text:style-name="T5"/></text:p>
            <text:p text:style-name="P6"><text:span text:style-name="T4">・時間は有限</text:span></text:p>
            <text:p text:style-name="P6"><text:span text:style-name="T4">・開発者の精神的な余裕も有限</text:span></text:p>
            <text:p text:style-name="P6"><text:span text:style-name="T4">・開発者の能力も有限</text:span></text:p>
            <text:p text:style-name="P6"><text:span text:style-name="T4">・目指せホワイト開発現場</text:span></text:p>
            <text:p text:style-name="P6"><text:span text:style-name="T4"/></text:p>
          </draw:text-box>
        </draw:frame>
        <draw:frame draw:style-name="gr1" draw:text-style-name="P1" draw:layer="layout" svg:width="12.699cm" svg:height="9.233cm" svg:x="14.901cm" svg:y="10.967cm">
          <draw:image xlink:href="Pictures/10000000000001E00000015DB26C8106.jpg" xlink:type="simple" xlink:show="embed" xlink:actuate="onLoad">
            <text:p/>
          </draw:image>
        </draw:frame>
        <draw:custom-shape draw:style-name="gr5" draw:text-style-name="P8" draw:layer="layout" svg:width="10.8cm" svg:height="1.4cm" svg:x="0.8cm" svg:y="18.6cm">
          <text:p text:style-name="P1"><text:span text:style-name="T6">このような感じになるのは避けよう</text:span></text:p>
          <text:p text:style-name="P1"><text:span text:style-name="T6">（結局こうなったんだが）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cm" svg:y1="19cm" svg:x2="14.6cm" svg:y2="18.6cm">
          <text:p/>
        </draw:lin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rabora2" presentation:presentation-page-layout-name="AL3T1">
        <draw:frame presentation:style-name="pr5" draw:text-style-name="P9" draw:layer="layout" svg:width="25.199cm" svg:height="1.954cm" svg:x="0.801cm" svg:y="-0.154cm" presentation:class="title" presentation:user-transformed="true">
          <draw:text-box>
            <text:p><text:span text:style-name="T7">優先順位を決めよう！</text:span></text:p>
          </draw:text-box>
        </draw:frame>
        <draw:frame draw:style-name="gr7" draw:text-style-name="P1" draw:layer="layout" svg:width="23.47cm" svg:height="17.35cm" svg:x="1.73cm" svg:y="1.65cm" presentation:class="graphic" presentation:user-transformed="true">
          <draw:image xlink:href="Pictures/1000000000000400000002F58E6EDC68.jpg" xlink:type="simple" xlink:show="embed" xlink:actuate="onLoad">
            <text:p/>
          </draw:image>
        </draw:frame>
        <draw:custom-shape draw:style-name="gr5" draw:text-style-name="P1" draw:layer="layout" svg:width="24.4cm" svg:height="1.8cm" svg:x="2cm" svg:y="19cm">
          <text:p text:style-name="P1">出典: http://www.jp.square-enix.com/info/library/dldata/PM/PM.pdf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rabora2" presentation:presentation-page-layout-name="AL3T1">
        <draw:frame presentation:style-name="pr6" draw:text-style-name="P10" draw:layer="layout" svg:width="25.199cm" svg:height="3.223cm" svg:x="1.4cm" svg:y="0.577cm" presentation:class="title" presentation:user-transformed="true">
          <draw:text-box>
            <text:p text:style-name="P4"><text:span text:style-name="T7">そもそも電話とは…</text:span></text:p>
          </draw:text-box>
        </draw:frame>
        <draw:frame presentation:style-name="pr7" draw:text-style-name="P11" draw:layer="layout" svg:width="26.6cm" svg:height="16.379cm" svg:x="0.6cm" svg:y="3.421cm" presentation:class="outline" presentation:user-transformed="true">
          <draw:text-box>
            <text:list text:style-name="L4">
              <text:list-item>
                <text:p><text:span text:style-name="T8">自分の”声”をそのまま伝えることが重</text:span><text:span text:style-name="T8">要なのではない</text:span></text:p>
                <text:p><text:span text:style-name="T8">　音楽再生とは違う</text:span></text:p>
                <text:p><text:span text:style-name="T8"/></text:p>
              </text:list-item>
              <text:list-item>
                <text:p><text:span text:style-name="T8">必要なのは相手方のクリアな声ではない</text:span><text:span text:style-name="T8">のでは？</text:span></text:p>
                <text:list>
                  <text:list-header>
                    <text:p><text:span text:style-name="T8">話した</text:span><text:span text:style-name="T9">内容</text:span><text:span text:style-name="T8">が通話相手にある程度欠損</text:span><text:span text:style-name="T8">無く伝われば良い</text:span></text:p>
                  </text:list-header>
                </text:list>
                <text:p><text:span text:style-name="T8"/></text:p>
              </text:list-item>
              <text:list-item>
                <text:p><text:span text:style-name="T8">どうも音質の追求は二の次で良さそう…</text:span><text:span text:style-name="T8">…</text:span></text:p>
                <text:list>
                  <text:list-header>
                    <text:p><text:span text:style-name="T8">我々にとっては、遅延の排除、エコー</text:span><text:span text:style-name="T8">の除去辺りが必要かつできるかどうか</text:span><text:span text:style-name="T8">作ってみないと不明な要素　　　</text:span></text:p>
                    <text:p><text:span text:style-name="T8">　→</text:span><text:span text:style-name="T9">優先度最高</text:span></text:p>
                    <text:p><text:span text:style-name="T8">音質の追求とか多者間通話はできるか</text:span><text:span text:style-name="T8">どうか作ってみないと不明でできれば</text:span><text:span text:style-name="T8">欲しい要素</text:span></text:p>
                    <text:list>
                      <text:list-header>
                        <text:p><text:span text:style-name="T8">→</text:span><text:span text:style-name="T8">優先度低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rabora2" presentation:presentation-page-layout-name="AL3T1">
        <draw:frame presentation:style-name="pr8" draw:text-style-name="P12" draw:layer="layout" svg:width="25.199cm" svg:height="3.023cm" svg:x="1.4cm" svg:y="0.577cm" presentation:class="title" presentation:user-transformed="true">
          <draw:text-box>
            <text:p><text:span text:style-name="T3">できたこと（やれたこと）</text:span></text:p>
          </draw:text-box>
        </draw:frame>
        <draw:frame presentation:style-name="pr7" draw:text-style-name="P13" draw:layer="layout" svg:width="22.851cm" svg:height="12.572cm" svg:x="1.265cm" svg:y="4.445cm" presentation:class="outline">
          <draw:text-box>
            <text:list text:style-name="L4">
              <text:list-item>
                <text:p><text:span text:style-name="T2">OpenAL, pthread, popen(, system)</text:span><text:span text:style-name="T2">を使用した基本</text:span><text:span text:style-name="T2">的な音声通話の実装</text:span></text:p>
                <text:p><text:span text:style-name="T2"/></text:p>
              </text:list-item>
              <text:list-item>
                <text:p><text:span text:style-name="T2">エコーサプレッサもどきの実装</text:span></text:p>
                <text:p><text:span text:style-name="T2"/></text:p>
              </text:list-item>
              <text:list-item>
                <text:p><text:span text:style-name="T2">通話しながらのチャット、ファイル送信</text:span></text:p>
                <text:list>
                  <text:list-header>
                    <text:p><text:span text:style-name="T2">→</text:span><text:span text:style-name="T2">嘘。チャットはできてなかった</text:span></text:p>
                  </text:list-header>
                </text:list>
                <text:p><text:span text:style-name="T2"/></text:p>
              </text:list-item>
              <text:list-item>
                <text:p><text:span text:style-name="T2">CUI</text:span><text:span text:style-name="T2">だけど、</text:span><text:span text:style-name="T2">CUI</text:span><text:span text:style-name="T2">なりに操作をわかりやすく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rabora2" presentation:presentation-page-layout-name="AL3T1">
        <draw:frame presentation:style-name="pr9" draw:text-style-name="P14" draw:layer="layout" svg:width="25.199cm" svg:height="1.954cm" svg:x="1.4cm" svg:y="0.24cm" presentation:class="title" presentation:user-transformed="true">
          <draw:text-box>
            <text:p text:style-name="P4"><text:span text:style-name="T10">OpenAL </text:span><text:span text:style-name="T7">#</text:span><text:span text:style-name="T7">とは</text:span></text:p>
          </draw:text-box>
        </draw:frame>
        <draw:frame presentation:style-name="pr7" draw:text-style-name="P15" draw:layer="layout" svg:width="26.6cm" svg:height="11.486cm" svg:x="0.6cm" svg:y="2.514cm" presentation:class="outline" presentation:user-transformed="true">
          <draw:text-box>
            <text:list text:style-name="L5">
              <text:list-item>
                <text:p><text:span text:style-name="T11">フリーの立体音響ライブラリ</text:span></text:p>
              </text:list-item>
              <text:list-item>
                <text:p><text:span text:style-name="T11">録音・ストリーミング再生が可能</text:span></text:p>
                <text:list>
                  <text:list-header>
                    <text:p><text:span text:style-name="T11">だったはずなんだけど</text:span><text:span text:style-name="T11">......</text:span></text:p>
                  </text:list-header>
                </text:list>
              </text:list-item>
              <text:list-item>
                <text:p><text:span text:style-name="T11">もし三次元空間内での音作りを、多者間通</text:span><text:span text:style-name="T11">話に利用して面白いことができればなぁ（反</text:span><text:span text:style-name="T11">実仮想）</text:span></text:p>
              </text:list-item>
            </text:list>
            <text:p><text:span text:style-name="T11">　　儚い夢と消えました（報告）</text:span></text:p>
            <text:p><text:span text:style-name="T11"/></text:p>
            <text:p><text:span text:style-name="T12"/></text:p>
            <text:p><text:span text:style-name="T12"/></text:p>
          </draw:text-box>
        </draw:frame>
        <draw:frame draw:style-name="gr1" draw:text-style-name="P1" draw:layer="layout" svg:width="15.45cm" svg:height="8.5cm" svg:x="11.55cm" svg:y="12.1cm">
          <draw:image xlink:href="Pictures/100000000000028000000160D02E1D16.jpg" xlink:type="simple" xlink:show="embed" xlink:actuate="onLoad">
            <text:p/>
          </draw:image>
        </draw:frame>
        <draw:custom-shape draw:style-name="gr8" draw:text-style-name="P1" draw:layer="layout" svg:width="11.4cm" svg:height="1cm" svg:x="0cm" svg:y="18.6cm">
          <text:p text:style-name="P1">立体音響を用いた多者間通話（イメージ）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rabora2" presentation:presentation-page-layout-name="AL3T1">
        <draw:frame presentation:style-name="pr10" draw:text-style-name="P5" draw:layer="layout" svg:width="22.851cm" svg:height="3.175cm" svg:x="1.265cm" svg:y="0.762cm" presentation:class="title">
          <draw:text-box>
            <text:p text:style-name="P4"><text:span text:style-name="T3">エコー</text:span></text:p>
          </draw:text-box>
        </draw:frame>
        <draw:frame draw:style-name="gr9" draw:text-style-name="P1" draw:layer="layout" svg:width="21.879cm" svg:height="12.572cm" draw:transform="skewX (-1.08333774587107E-016) rotate (-2.31483018692008) translate (1.75cm 4.445cm)" presentation:class="graphic">
          <draw:image xlink:href="Pictures/100009F20000132F00000B066E82176C.svg" xlink:type="simple" xlink:show="embed" xlink:actuate="onLoad">
            <text:p/>
          </draw:image>
          <draw:image xlink:href="Pictures/10000201000000BA0000006B09C97B22.png" xlink:type="simple" xlink:show="embed" xlink:actuate="onLoad"/>
        </draw:frame>
        <draw:frame draw:style-name="gr1" draw:text-style-name="P1" draw:layer="layout" svg:width="7.228cm" svg:height="7.129cm" svg:x="18.4cm" svg:y="7.529cm">
          <draw:image xlink:href="Pictures/10001F1300000B2200000B22FADBF47D.svg" xlink:type="simple" xlink:show="embed" xlink:actuate="onLoad">
            <text:p/>
          </draw:image>
          <draw:image xlink:href="Pictures/100002010000006C0000006C09FC3A47.png" xlink:type="simple" xlink:show="embed" xlink:actuate="onLoad"/>
        </draw:frame>
        <draw:frame draw:style-name="gr10" draw:text-style-name="P1" draw:layer="layout" svg:width="7.228cm" svg:height="7.129cm" svg:x="3cm" svg:y="7.671cm">
          <draw:image xlink:href="Pictures/10001F1300000B2200000B22FADBF47D.svg" xlink:type="simple" xlink:show="embed" xlink:actuate="onLoad">
            <text:p/>
          </draw:image>
          <draw:image xlink:href="Pictures/100002010000006C0000006C09FC3A47.png" xlink:type="simple" xlink:show="embed" xlink:actuate="onLoad"/>
        </draw:frame>
        <draw:frame draw:style-name="gr1" draw:text-style-name="P1" draw:layer="layout" svg:width="5.37cm" svg:height="4.518cm" svg:x="7.03cm" svg:y="4.929cm">
          <draw:image xlink:href="Pictures/1000020100000196000001D66E06B087.png" xlink:type="simple" xlink:show="embed" xlink:actuate="onLoad">
            <text:p/>
          </draw:image>
        </draw:frame>
        <draw:frame draw:style-name="gr10" draw:text-style-name="P1" draw:layer="layout" svg:width="11.195cm" svg:height="1.471cm" svg:x="8.8cm" svg:y="16.729cm">
          <draw:image xlink:href="Pictures/100002E200000887000004FF98900CBD.svg" xlink:type="simple" xlink:show="embed" xlink:actuate="onLoad">
            <text:p/>
          </draw:image>
          <draw:image xlink:href="Pictures/1000020100000052000000301CA8F71F.png" xlink:type="simple" xlink:show="embed" xlink:actuate="onLoad"/>
        </draw:frame>
        <draw:frame draw:style-name="gr1" draw:text-style-name="P1" draw:layer="layout" svg:width="11.195cm" svg:height="1.471cm" svg:x="9.2cm" svg:y="15.8cm">
          <draw:image xlink:href="Pictures/100002E200000887000004FF98900CBD.svg" xlink:type="simple" xlink:show="embed" xlink:actuate="onLoad">
            <text:p/>
          </draw:image>
          <draw:image xlink:href="Pictures/1000020100000052000000301CA8F71F.png" xlink:type="simple" xlink:show="embed" xlink:actuate="onLoad"/>
        </draw:frame>
        <draw:frame presentation:style-name="pr11" draw:text-style-name="P17" draw:layer="layout" svg:width="25.199cm" svg:height="14.514cm" svg:x="2.2cm" svg:y="3.435cm" presentation:class="subtitle" presentation:user-transformed="true">
          <draw:text-box>
            <text:list text:style-name="L1">
              <text:list-header>
                <text:p text:style-name="P16"><text:span text:style-name="T2">自分が話したエコーが聞こえる</text:span></text:p>
                <text:p text:style-name="P17"/>
                <text:p text:style-name="P16">　　　　</text:p>
                <text:p text:style-name="P16">　　　　　エコー</text:p>
                <text:p text:style-name="P17"/>
                <text:p text:style-name="P17"/>
                <text:p text:style-name="P17"/>
                <text:p text:style-name="P17"/>
                <text:p text:style-name="P17"/>
                <text:p text:style-name="P16">　　</text:p>
                <text:p text:style-name="P16">　　送信側　　　　　　　　　　受信側</text:p>
                <text:p text:style-name="P17"/>
              </text:list-header>
            </text:list>
          </draw:text-box>
        </draw:frame>
        <draw:frame draw:style-name="gr10" draw:text-style-name="P1" draw:layer="layout" svg:width="4.92cm" svg:height="2.733cm" draw:transform="skewX (-0.262322986574748) rotate (-2.28358879330938) translate (21.909cm 8.389cm)">
          <draw:image xlink:href="Pictures/100009F20000132F00000B066E82176C.svg" xlink:type="simple" xlink:show="embed" xlink:actuate="onLoad">
            <text:p/>
          </draw:image>
          <draw:image xlink:href="Pictures/10000201000000BA0000006B09C97B22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rabora2" presentation:presentation-page-layout-name="AL3T1">
        <draw:frame presentation:style-name="pr12" draw:text-style-name="P10" draw:layer="layout" svg:width="25.999cm" svg:height="2.803cm" svg:x="1.201cm" svg:y="0.74cm" presentation:class="title" presentation:user-transformed="true">
          <draw:text-box>
            <text:p text:style-name="P4"><text:span text:style-name="T7">エコーサプレッサ（として働くなにか）</text:span></text:p>
          </draw:text-box>
        </draw:frame>
        <draw:frame presentation:style-name="pr7" draw:text-style-name="P11" draw:layer="layout" svg:width="27cm" svg:height="15.657cm" svg:x="0.4cm" svg:y="4.343cm" presentation:class="outline" presentation:user-transformed="true">
          <draw:text-box>
            <text:list text:style-name="L5">
              <text:list-item>
                <text:p><text:span text:style-name="T8">（本来は）受信データ、録音データを比</text:span><text:span text:style-name="T8">較し、音が大きいほうを通過させるもの</text:span></text:p>
              </text:list-item>
              <text:list-item>
                <text:p><text:span text:style-name="T8">今回は閾値以上の振幅のデータを含まな</text:span><text:span text:style-name="T8">いデータセットを送信しないことで擬似</text:span><text:span text:style-name="T8">的に実装</text:span></text:p>
              </text:list-item>
              <text:list-item>
                <text:p><text:span text:style-name="T8">つまるところ滅茶苦茶原始的な無音判定</text:span><text:span text:style-name="T8">をしているにすぎない</text:span></text:p>
                <text:list>
                  <text:list-item>
                    <text:p><text:span text:style-name="T13">閾値を大きめに設定することで音響エ</text:span><text:span text:style-name="T13">コーを無音判定しちゃおうというだけ</text:span><text:span text:style-name="T13">の話</text:span></text:p>
                  </text:list-item>
                  <text:list-item>
                    <text:p><text:span text:style-name="T13">両者のマイクが一斉に有効な音声を捉</text:span><text:span text:style-name="T13">えるとエコーが入ってしまう</text:span></text:p>
                  </text:list-item>
                  <text:list-item>
                    <text:p><text:span text:style-name="T13">それを解決する適応フィルタを用いた</text:span><text:span text:style-name="T13">エコーキャンセラの実装は発表者の数</text:span><text:span text:style-name="T13">学力がゴミクズ同然だったので</text:span><text:span text:style-name="T13">Abort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rabora2" presentation:presentation-page-layout-name="AL3T1">
        <draw:frame presentation:style-name="pr13" draw:text-style-name="P5" draw:layer="layout" svg:width="25.199cm" svg:height="2.023cm" svg:x="1.4cm" svg:y="0.577cm" presentation:class="title" presentation:user-transformed="true">
          <draw:text-box>
            <text:p text:style-name="P4"><text:span text:style-name="T3">ついかきのう</text:span></text:p>
          </draw:text-box>
        </draw:frame>
        <draw:frame presentation:style-name="pr7" draw:text-style-name="P11" draw:layer="layout" svg:width="25.199cm" svg:height="7.591cm" svg:x="1.4cm" svg:y="3.209cm" presentation:class="outline" presentation:user-transformed="true">
          <draw:text-box>
            <text:p><text:span text:style-name="T8">電話しながら、ファイル送受信とかもした</text:span><text:span text:style-name="T8">い</text:span></text:p>
            <text:p><text:span text:style-name="T8">　→</text:span><text:span text:style-name="T8">pthread</text:span><text:span text:style-name="T8">で並列処理しつつ、</text:span><text:span text:style-name="T8">popen</text:span><text:span text:style-name="T8">や</text:span><text:span text:style-name="T8">system</text:span><text:span text:style-name="T8">で　　別プロセスも立てる</text:span></text:p>
            <text:p><text:span text:style-name="T8">　→結果グローバル変数は多いし、スパゲ</text:span><text:span text:style-name="T8">ティ　　　コードになった（と思う）</text:span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2.699cm" svg:height="9.524cm" svg:x="14.2cm" svg:y="11cm">
          <draw:image xlink:href="Pictures/10000000000001E000000168956FEF02.jpg" xlink:type="simple" xlink:show="embed" xlink:actuate="onLoad">
            <text:p/>
          </draw:image>
        </draw:frame>
        <draw:custom-shape draw:style-name="gr8" draw:text-style-name="P18" draw:layer="layout" svg:width="12.4cm" svg:height="1cm" svg:x="1cm" svg:y="19cm">
          <text:p text:style-name="P1"><text:span text:style-name="T15">スパゲッティコードの神様（大嘘）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rabora2" presentation:presentation-page-layout-name="AL3T1">
        <draw:frame presentation:style-name="pr14" draw:text-style-name="P5" draw:layer="layout" svg:width="25.199cm" svg:height="3.766cm" svg:x="1.4cm" svg:y="-0.8cm" presentation:class="title" presentation:user-transformed="true">
          <draw:text-box>
            <text:p text:style-name="P4"><text:span text:style-name="T3">追加機能</text:span></text:p>
          </draw:text-box>
        </draw:frame>
        <draw:frame presentation:style-name="pr7" draw:text-style-name="P11" draw:layer="layout" svg:width="26.6cm" svg:height="16.6cm" svg:x="0.8cm" svg:y="3.4cm" presentation:class="outline" presentation:user-transformed="true">
          <draw:text-box>
            <text:list text:style-name="L4">
              <text:list-item>
                <text:p><text:span text:style-name="T8">ファイル送受信</text:span></text:p>
                <text:p><text:span text:style-name="T8">　</text:span><text:span text:style-name="T8">system</text:span><text:span text:style-name="T8">で</text:span><text:span text:style-name="T8">nc</text:span><text:span text:style-name="T8">コマンドを開く</text:span></text:p>
                <text:p><text:span text:style-name="T8">　この演習の本義からは一番外れた実装</text:span><text:span text:style-name="T8">方法</text:span></text:p>
                <text:list>
                  <text:list-header>
                    <text:p><text:span text:style-name="T14">「多分これが一番簡単だと思います」</text:span></text:p>
                  </text:list-header>
                </text:list>
                <text:p><text:span text:style-name="T8"/></text:p>
              </text:list-item>
              <text:list-item>
                <text:p><text:span text:style-name="T8">チャット</text:span></text:p>
                <text:p><text:span text:style-name="T16">$ system(“gnome-terminal --tab -e </text:span><text:span text:style-name="T16">'./chat &lt;server/client&gt;'”)</text:span></text:p>
                <text:p><text:span text:style-name="T8">　でチャット用のウィンドウを開き</text:span><text:span text:style-name="T8">チャットする</text:span></text:p>
                <text:list>
                  <text:list-item>
                    <text:p><text:span text:style-name="T8">gnome-terminal</text:span><text:span text:style-name="T8">使ってる人でないと使</text:span><text:span text:style-name="T8">えないプログラムになってしまった</text:span></text:p>
                  </text:list-item>
                  <text:list-item>
                    <text:p><text:span text:style-name="T8">昨日の発表見てたらターミナルを使用</text:span><text:span text:style-name="T8">するライブラリ（？）、あるんですね</text:span></text:p>
                    <text:list>
                      <text:list-item>
                        <text:p><text:span text:style-name="T8">ときどきググってたんだけど探し方</text:span><text:span text:style-name="T8">が悪かったらしい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rabora2" presentation:presentation-page-layout-name="AL3T1">
        <draw:frame presentation:style-name="pr13" draw:text-style-name="P5" draw:layer="layout" svg:width="25.199cm" svg:height="2.023cm" svg:x="1.4cm" svg:y="0.577cm" presentation:class="title" presentation:user-transformed="true">
          <draw:text-box>
            <text:p text:style-name="P4"><text:span text:style-name="T3">今後の課題（その１）</text:span></text:p>
          </draw:text-box>
        </draw:frame>
        <draw:frame presentation:style-name="pr7" draw:text-style-name="P13" draw:layer="layout" svg:width="27.6cm" svg:height="15.4cm" svg:x="0.2cm" svg:y="4cm" presentation:class="outline" presentation:user-transformed="true">
          <draw:text-box>
            <text:list text:style-name="L4">
              <text:list-item>
                <text:p><text:span text:style-name="T2">ストリーミング再生をスレッドで処理できない！</text:span></text:p>
                <text:list>
                  <text:list-item>
                    <text:p><text:span text:style-name="T2">事前に、テスト用に標準入力の</text:span><text:span text:style-name="T2">PCM</text:span><text:span text:style-name="T2">データを受け取っ</text:span><text:span text:style-name="T2">て（</text:span><text:span text:style-name="T2">OpenAL</text:span><text:span text:style-name="T2">で）ストリーミング再生するプログラム</text:span><text:span text:style-name="T2">を書いたところ、エラー吐かずに動くとこまで漕ぎ</text:span><text:span text:style-name="T2">着けた</text:span></text:p>
                  </text:list-item>
                  <text:list-item>
                    <text:p><text:span text:style-name="T2">それをほとんどそのまま移植したところ</text:span><text:span text:style-name="T2">......</text:span></text:p>
                  </text:list-item>
                  <text:list-item>
                    <text:p><text:span text:style-name="T2">スレッド内ではリングバッファ的なものがきちんと</text:span><text:span text:style-name="T2">働いてくれない</text:span></text:p>
                  </text:list-item>
                  <text:list-item>
                    <text:p><text:span text:style-name="T2">原因不明</text:span></text:p>
                  </text:list-item>
                  <text:list-item>
                    <text:p><text:span text:style-name="T2">のでテスト用プログラムを</text:span><text:span text:style-name="T2">popen</text:span><text:span text:style-name="T2">で開くことに</text:span></text:p>
                  </text:list-item>
                  <text:list-item>
                    <text:p><text:span text:style-name="T2">「それって</text:span><text:span text:style-name="T2">play</text:span><text:span text:style-name="T2">を</text:span><text:span text:style-name="T2">popen</text:span><text:span text:style-name="T2">するのと一緒だよね」</text:span></text:p>
                  </text:list-item>
                  <text:list-item>
                    <text:p><text:span text:style-name="T2">と言われればそれまでだが、再生機構の中身がプロ</text:span><text:span text:style-name="T2">グラマブルなので将来の拡張性は一応確保されてる</text:span><text:span text:style-name="T2">（？）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rabora2" presentation:presentation-page-layout-name="AL3T1">
        <draw:frame presentation:style-name="pr10" draw:text-style-name="P5" draw:layer="layout" svg:width="22.851cm" svg:height="3.175cm" svg:x="1.071cm" svg:y="-0.327cm" presentation:class="title" presentation:user-transformed="true">
          <draw:text-box>
            <text:p text:style-name="P4"><text:span text:style-name="T3">今後の課題（その２）</text:span></text:p>
          </draw:text-box>
        </draw:frame>
        <draw:frame presentation:style-name="pr7" draw:layer="layout" svg:width="27.6cm" svg:height="15.2cm" svg:x="0.2cm" svg:y="3cm" presentation:class="outline" presentation:user-transformed="true">
          <draw:text-box>
            <text:list text:style-name="L4">
              <text:list-header>
                <text:p><text:span text:style-name="T11"/></text:p>
              </text:list-header>
              <text:list-item>
                <text:p><text:span text:style-name="T8">電話をかけ直せない！</text:span></text:p>
                <text:list>
                  <text:list-item>
                    <text:p><text:span text:style-name="T17">ソケットを閉じてもサーバーのポート番号が占</text:span><text:span text:style-name="T17">有されたまま</text:span></text:p>
                    <text:p><text:span text:style-name="T17"/></text:p>
                  </text:list-item>
                  <text:list-item>
                    <text:p><text:span text:style-name="T17">なんかパケットが飛んでくるかもしれないので</text:span><text:span text:style-name="T17">（教科書情報）</text:span></text:p>
                    <text:p><text:span text:style-name="T17"/></text:p>
                  </text:list-item>
                  <text:list-item>
                    <text:p><text:span text:style-name="T17">一回電話が終わったらプログラム自体を閉じる</text:span><text:span text:style-name="T17">ように</text:span></text:p>
                  </text:list-item>
                </text:list>
              </text:list-item>
            </text:list>
            <text:p><text:span text:style-name="T17"/></text:p>
          </draw:text-box>
        </draw:frame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rabora2" presentation:presentation-page-layout-name="AL1T32">
        <draw:frame presentation:style-name="pr15" draw:text-style-name="P9" draw:layer="layout" svg:width="25.199cm" svg:height="2cm" svg:x="1.6cm" svg:y="1cm">
          <draw:text-box>
            <text:p><text:span text:style-name="T7">まとめ</text:span></text:p>
          </draw:text-box>
        </draw:frame>
        <draw:frame presentation:style-name="pr7" draw:text-style-name="P11" draw:layer="layout" svg:width="27cm" svg:height="15.657cm" svg:x="0.5cm" svg:y="4cm" presentation:class="outline" presentation:user-transformed="true">
          <draw:text-box>
            <text:list text:style-name="L5">
              <text:list-item>
                <text:p><text:span text:style-name="T4">締め切りがあるときに、周りに聞ける人がいな</text:span><text:span text:style-name="T4">いものを新しく始めようとしない（</text:span><text:span text:style-name="T4">OpenAL</text:span><text:span text:style-name="T4">）</text:span></text:p>
                <text:list>
                  <text:list-item>
                    <text:p><text:span text:style-name="T17">公式ドキュメントは神なのでみんなも締め切り</text:span><text:span text:style-name="T17">のないときに学ぼう</text:span></text:p>
                  </text:list-item>
                </text:list>
              </text:list-item>
              <text:list-item>
                <text:p><text:span text:style-name="T4">ふわっとでも優先順位を付けるのはだいじ</text:span></text:p>
                <text:list>
                  <text:list-item>
                    <text:p><text:span text:style-name="T18">つよいひとはどんどん実装できるけど我々はそ</text:span><text:span text:style-name="T18">んなことはできない</text:span></text:p>
                  </text:list-item>
                  <text:list-item>
                    <text:p><text:span text:style-name="T18">結果として未実装だけどやろうと思えばちょっ</text:span><text:span text:style-name="T18">とした改変だけで搭載できそうな機能が積み残</text:span><text:span text:style-name="T18">されることにはなる</text:span></text:p>
                  </text:list-item>
                  <text:list-item>
                    <text:p><text:span text:style-name="T18">弱者はそれで良いのでは</text:span></text:p>
                  </text:list-item>
                </text:list>
              </text:list-item>
              <text:list-item>
                <text:p><text:span text:style-name="T19">数学力は、だいじ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icty" svg:font-family="Ricty" style:font-pitch="variable"/>
    <style:font-face style:name="TakaoPGothic1" svg:font-family="TakaoPGothic" style:font-pitch="variable"/>
    <style:font-face style:name="はんなり明朝" svg:font-family="はんなり明朝" style:font-pitch="variable"/>
    <style:font-face style:name="梅ゴシック" svg:font-family="梅ゴシック" style:font-pitch="variable"/>
    <style:font-face style:name="梅ゴシックS5" svg:font-family="梅ゴシックS5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Bitmape_20_1" draw:display-name="Bitmape 1" xlink:href="Pictures/1000000000000400000003005CFE816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rabora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parabora2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parabora2-notes" style:family="presentation">
      <style:graphic-properties draw:stroke="none" draw:fill="none">
        <text:list-style style:name="parabora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6.3999996185303pt" fo:font-style="normal" fo:text-shadow="none" style:text-underline-style="none" fo:font-weight="normal" style:letter-kerning="true" style:font-name-asian="Arial1" style:font-family-asian="Arial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arabora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rabora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4pt" style:font-style-asian="normal" style:font-weight-asian="normal" style:font-name-complex="TakaoPGothic" style:font-family-complex="TakaoPGothic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rabora2-outline2" style:family="presentation" style:parent-style-name="parabora2-outline1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rabora2-outline3" style:family="presentation" style:parent-style-name="parabora2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rabora2-outline4" style:family="presentation" style:parent-style-name="parabora2-outline3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rabora2-outline5" style:family="presentation" style:parent-style-name="parabora2-outline4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rabora2-outline6" style:family="presentation" style:parent-style-name="parabora2-outline5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rabora2-outline7" style:family="presentation" style:parent-style-name="parabora2-outline6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rabora2-outline8" style:family="presentation" style:parent-style-name="parabora2-outline7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rabora2-outline9" style:family="presentation" style:parent-style-name="parabora2-outline8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rabora2-subtitle" style:family="presentation">
      <style:graphic-properties draw:stroke="none" draw:fill="none" draw:textarea-vertical-align="middle">
        <text:list-style style:name="parabora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4pt" style:font-style-asian="normal" style:font-weight-asian="normal" style:font-name-complex="TakaoPGothic" style:font-family-complex="TakaoPGothic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rabora2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parabora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8.7999992370605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padding-top="0.13cm" fo:padding-bottom="0.13cm" fo:padding-left="0.25cm" fo:padding-right="0.25cm" fo:wrap-option="no-wrap" draw:shadow-color="#828282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arabora2-backgroundobjects">
      <style:graphic-properties draw:stroke="none" draw:fill="none" draw:fill-color="#a62121" draw:auto-grow-height="false" draw:auto-grow-width="false" fo:min-height="1.324cm" fo:min-width="0cm" fo:wrap-option="wrap"/>
    </style:style>
    <style:style style:name="Mpr5" style:family="presentation" style:parent-style-name="parabora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parabora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parabora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parabora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parabora2" style:page-layout-name="PM1" draw:style-name="Mdp2">
      <draw:custom-shape draw:style-name="Mgr3" draw:text-style-name="MP4" draw:layer="backgroundobjects" svg:width="27.15cm" svg:height="20.155cm" svg:x="0.417cm" svg:y="0.417cm">
        <text:p/>
        <draw:enhanced-geometry svg:viewBox="0 0 21600 21600" draw:type="rectangle" draw:enhanced-path="M 0 0 L 21600 0 21600 21600 0 21600 0 0 Z N"/>
      </draw:custom-shape>
      <draw:frame presentation:style-name="parabora2-title" draw:layer="backgroundobjects" svg:width="25.19cm" svg:height="3.5cm" svg:x="1.394cm" svg:y="0.84cm" presentation:class="title" presentation:placeholder="true">
        <draw:text-box/>
      </draw:frame>
      <draw:frame presentation:style-name="parabora2-outline1" draw:layer="backgroundobjects" svg:width="25.19cm" svg:height="13.859cm" svg:x="1.394cm" svg:y="4.9cm" presentation:class="outline" presentation:placeholder="true">
        <draw:text-box/>
      </draw:frame>
      <draw:frame presentation:style-name="Mpr4" draw:text-style-name="MP6" draw:layer="backgroundobjects" svg:width="6.534cm" svg:height="1.458cm" svg:x="1.398cm" svg:y="19.122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4" draw:text-style-name="MP8" draw:layer="backgroundobjects" svg:width="8.867cm" svg:height="1.458cm" svg:x="9.566cm" svg:y="19.122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4" draw:text-style-name="MP10" draw:layer="backgroundobjects" svg:width="6.534cm" svg:height="1.458cm" svg:x="20.065cm" svg:y="19.122cm" presentation:class="page-number">
        <draw:text-box>
          <text:list text:style-name="ML1">
            <text:list-header>
              <text:p text:style-name="MP9"><text:span text:style-name="MT2"><text:page-number>&lt;番号&gt;</text:page-number></text:span></text:p>
            </text:list-header>
          </text:list>
        </draw:text-box>
      </draw:frame>
      <presentation:notes style:page-layout-name="PM0">
        <draw:rect draw:style-name="Mgr4" draw:text-style-name="MP11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9.356cm" svg:height="1.397cm" svg:x="12.228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parabora2-title" draw:layer="backgroundobjects" svg:width="14.393cm" svg:height="10.478cm" svg:x="3.598cm" svg:y="2.094cm" presentation:class="page"/>
        <draw:frame presentation:style-name="parabora2-notes" draw:layer="backgroundobjects" svg:width="17.272cm" svg:height="12.573cm" svg:x="2.159cm" svg:y="13.271cm" presentation:class="notes" presentation:placeholder="true">
          <draw:text-box/>
        </draw:frame>
        <draw:frame presentation:style-name="Mpr7" draw:text-style-name="MP6" draw:layer="backgroundobjects" svg:width="9.356cm" svg:height="1.397cm" svg:x="-0.001cm" svg:y="26.53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9.356cm" svg:height="1.397cm" svg:x="12.228cm" svg:y="26.538cm" presentation:class="page-number">
          <draw:text-box>
            <text:list text:style-name="ML1">
              <text:list-header>
                <text:p text:style-name="MP9"><text:span text:style-name="MT3"><text:page-number>&lt;番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22:37:14.899893271</meta:creation-date>
    <dc:date>2016-07-12T13:18:53.860645050</dc:date>
    <meta:editing-duration>PT5H38M5S</meta:editing-duration>
    <meta:editing-cycles>96</meta:editing-cycles>
    <meta:generator>LibreOffice/4.2.8.2$Linux_X86_64 LibreOffice_project/420m0$Build-2</meta:generator>
    <meta:document-statistic meta:object-count="103"/>
  </office:meta>
</office:document-meta>
</file>